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3000001969801A80F.png" manifest:media-type="image/png"/>
  <manifest:file-entry manifest:full-path="Pictures/10000201000005050000028A41EB09F0.png" manifest:media-type="image/png"/>
  <manifest:file-entry manifest:full-path="Pictures/10000201000005320000020DE93A2045.png" manifest:media-type="image/png"/>
  <manifest:file-entry manifest:full-path="Pictures/100002010000053C0000023FCD0136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7.294cm" draw:z-index="0"><draw:image xlink:href="Pictures/100002010000053C0000023FCD0136BE.png" xlink:type="simple" xlink:show="embed" xlink:actuate="onLoad"/></draw:frame></text:p>
      <text:p text:style-name="Standard"/>
      <text:p text:style-name="Standard"><draw:frame draw:style-name="fr1" draw:name="Imagem2" text:anchor-type="paragraph" svg:width="17cm" svg:height="6.71cm" draw:z-index="1"><draw:image xlink:href="Pictures/10000201000005320000020DE93A2045.png" xlink:type="simple" xlink:show="embed" xlink:actuate="onLoad"/></draw:frame></text:p>
      <text:p text:style-name="Standard"><draw:frame draw:style-name="fr1" draw:name="Imagem3" text:anchor-type="paragraph" svg:width="17cm" svg:height="8.599cm" draw:z-index="2"><draw:image xlink:href="Pictures/10000201000005050000028A41EB09F0.png" xlink:type="simple" xlink:show="embed" xlink:actuate="onLoad"/></draw:frame></text:p>
      <text:p text:style-name="Standard"/>
      <text:p text:style-name="Standard"/>
      <text:p text:style-name="Standard"><draw:frame draw:style-name="fr1" draw:name="Imagem4" text:anchor-type="paragraph" svg:width="17cm" svg:height="5.248cm" draw:z-index="3"><draw:image xlink:href="Pictures/1000020100000523000001969801A80F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1:50.633000000</meta:creation-date>
    <dc:date>2018-03-29T13:04:28.969000000</dc:date>
    <meta:editing-duration>P0D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